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Courier New" svg:font-family="'Courier New'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gr3" style:family="graphic">
      <style:graphic-properties svg:stroke-color="#808080" draw:fill-color="#dddddd" draw:textarea-horizontal-align="justify" draw:textarea-vertical-align="middle" draw:auto-grow-height="false"/>
    </style:style>
    <style:style style:name="pr1" style:family="presentation" style:parent-style-name="標準-subtitle">
      <style:graphic-properties draw:fill-color="#ffffff" fo:min-height="16.255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r3" style:family="presentation" style:parent-style-name="標準-title">
      <style:graphic-properties draw:auto-grow-height="true" fo:min-height="3.506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title">
      <style:graphic-properties fo:min-height="3.506cm"/>
    </style:style>
    <style:style style:name="pr6" style:family="presentation" style:parent-style-name="標準-notes">
      <style:graphic-properties draw:fill-color="#ffffff" fo:min-height="13.364cm"/>
    </style:style>
    <style:style style:name="pr7" style:family="presentation" style:parent-style-name="標準-title">
      <style:graphic-properties fo:min-height="2.4cm"/>
    </style:style>
    <style:style style:name="P1" style:family="paragraph">
      <style:paragraph-properties fo:margin-top="2cm" fo:margin-bottom="0cm" fo:text-align="end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text-properties style:font-size-asian="20pt"/>
    </style:style>
    <style:style style:name="P5" style:family="paragraph">
      <style:paragraph-properties fo:text-align="start"/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Liberation Sans2" style:font-name-asian="Liberation Sans2" style:font-name-complex="Liberation Sans2"/>
    </style:style>
    <style:style style:name="T4" style:family="text">
      <style:text-properties style:font-name="Courier New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Gura </text:span><text:span text:style-name="T1">プログラミング言語の紹介</text:span></text:p>
            <text:p text:style-name="P1"><text:span text:style-name="T2">斉藤 寛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自己紹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斉藤 寛</text:p>
              </text:list-item>
              <text:list-item>
                <text:p>組み込みファームウェアから GUI まで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開発の動機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グラフのプロット</text:p>
              </text:list-item>
              <text:list-item>
                <text:p>ｘ＊ｘ の値を得るには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7" draw:layer="layout" svg:width="25.2cm" svg:height="2.4cm" svg:x="1.4cm" svg:y="0.8cm" presentation:class="title" presentation:user-transformed="true">
          <draw:text-box>
            <text:p>Quick View on Gura文法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基本的にC++やJavaに似ている</text:p>
              </text:list-item>
              <text:list-item>
                <text:p>モジュールの扱いやネームスペースはPythonから</text:p>
              </text:list-item>
              <text:list-item>
                <text:p>ブロック式の構文をRubyか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7" draw:layer="layout" svg:width="25.2cm" svg:height="3.473cm" svg:x="1.4cm" svg:y="0.6cm" presentation:class="title" presentation:user-transformed="true">
          <draw:text-box>
            <text:p>Quick View on Gura文法<text:line-break/><text:span text:style-name="T3">─</text:span> リテラル <text:span text:style-name="T3">─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数値リテラル</text:p>
              </text:list-item>
              <text:list-item>
                <text:p>文字列リテラル</text:p>
                <text:p/>
                <text:p/>
              </text:list-item>
            </text:list>
          </draw:text-box>
        </draw:frame>
        <draw:frame draw:style-name="gr2" draw:text-style-name="P3" draw:layer="layout" svg:width="1.999cm" svg:height="0.999cm" svg:x="13.023cm" svg:y="10.03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7" draw:layer="layout" svg:width="25.2cm" svg:height="3.473cm" svg:x="1.4cm" svg:y="0.6cm" presentation:class="title" presentation:user-transformed="true">
          <draw:text-box>
            <text:p>Quick View on Gura文法<text:line-break/><text:span text:style-name="T3">─</text:span> 変数と関数 <text:span text:style-name="T3">─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変数</text:p>
                <text:p><text:line-break/><text:line-break/></text:p>
              </text:list-item>
              <text:list-item>
                <text:p>関数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3" draw:layer="layout" svg:width="1.999cm" svg:height="0.999cm" svg:x="13.023cm" svg:y="10.03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5" draw:layer="レイアウト" svg:width="22cm" svg:height="2.8cm" svg:x="2.8cm" svg:y="12.2cm">
          <text:p text:style-name="P5"><text:span text:style-name="T4">f(x) = println(x)</text:span></text:p>
          <text:p text:style-name="P5"/>
          <draw:enhanced-geometry svg:viewBox="0 0 21600 21600" draw:type="rectangle" draw:enhanced-path="M 0 0 L 21600 0 21600 21600 0 21600 0 0 Z N"/>
        </draw:custom-shape>
        <draw:custom-shape draw:style-name="gr3" draw:text-style-name="P5" draw:layer="レイアウト" svg:width="22cm" svg:height="2.8cm" svg:x="2.8cm" svg:y="7cm">
          <text:p text:style-name="P5"><text:span text:style-name="T4">x = 3</text:span></text:p>
          <text:p text:style-name="P5"><text:span text:style-name="T4">y = 'hoge'</text:span></text:p>
          <text:p text:style-name="P5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7" draw:layer="layout" svg:width="25.2cm" svg:height="3.473cm" svg:x="1.4cm" svg:y="0.627cm" presentation:class="title" presentation:user-transformed="true">
          <draw:text-box>
            <text:p>Quick View on Gura文法<text:line-break/><text:span text:style-name="T3">─ リスト ─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リスト</text:p>
              </text:list-item>
              <text:list-item>
                <text:p>イテレータ</text:p>
              </text:list-item>
              <text:list-item>
                <text:p>配列</text:p>
              </text:list-item>
              <text:list-item>
                <text:p>辞書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7" draw:layer="layout" svg:width="25.2cm" svg:height="3.473cm" svg:x="1.4cm" svg:y="0.6cm" presentation:class="title" presentation:user-transformed="true">
          <draw:text-box>
            <text:p>Quick View on Gura文法<text:line-break/><text:span text:style-name="T3">─ オブジェクト指向 ─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クラスとインスタン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5" draw:layer="layout" svg:width="25.199cm" svg:height="3.506cm" svg:x="1.4cm" svg:y="0.837cm" presentation:class="title">
          <draw:text-box>
            <text:p>暗黙的マッピング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5" draw:layer="layout" svg:width="25.199cm" svg:height="3.506cm" svg:x="1.4cm" svg:y="0.837cm" presentation:class="title">
          <draw:text-box>
            <text:p>メンバーマッピング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ブロック式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5" draw:layer="layout" svg:width="25.199cm" svg:height="3.506cm" svg:x="1.4cm" svg:y="0.837cm" presentation:class="title">
          <draw:text-box>
            <text:p>ハブとしてのGura<text:line-break/><text:span text:style-name="T3">─</text:span> イメージオブジェクト <text:span text:style-name="T3">─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5" draw:layer="layout" svg:width="25.199cm" svg:height="3.506cm" svg:x="1.4cm" svg:y="0.837cm" presentation:class="title">
          <draw:text-box>
            <text:p>ハブとしてのGura<text:line-break/><text:span text:style-name="T3">─ </text:span>ストリームオブジェクト <text:span text:style-name="T3">─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標準添付モジュール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アプリケーションの紹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おうちで証明写真 Gura Sh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Courier New" svg:font-family="'Courier New'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color="#3465a4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15:53:32.905000000</meta:creation-date>
    <dc:date>2014-07-13T17:07:08.317000000</dc:date>
    <meta:editing-duration>PT47M12S</meta:editing-duration>
    <meta:editing-cycles>30</meta:editing-cycles>
    <meta:generator>LibreOffice/4.2.5.2$Windows_x86 LibreOffice_project/6ff819b65674ae6c83f3cbab9e4a4c2b292a7a94</meta:generator>
    <meta:document-statistic meta:object-count="85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